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a87e" officeooo:paragraph-rsid="0007a87e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00a933" loext:opacity="100%"/>
    </style:style>
    <style:style style:name="P4" style:family="paragraph" style:parent-style-name="Standard">
      <style:text-properties fo:language="ru" fo:country="RU" officeooo:rsid="0007a87e"/>
    </style:style>
    <style:style style:name="P5" style:family="paragraph" style:parent-style-name="Standard">
      <style:text-properties fo:language="en" fo:country="US" style:text-underline-style="none" officeooo:rsid="0007a87e"/>
    </style:style>
    <style:style style:name="T1" style:family="text">
      <style:text-properties fo:language="en" fo:country="US" officeooo:rsid="0007a87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92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sik Alexander Gennadievich</text:p>
      <text:p text:style-name="P3"><text:span text:style-name="T1">C++ </text:span>Developer</text:p>
      <text:p text:style-name="P4"/>
      <text:p text:style-name="Standard">+375<text:span text:style-name="T1">298978293</text:span></text:p>
      <text:p text:style-name="P1"><text:a xlink:type="simple" xlink:href="mailto:ag.datsik@gmail.com" text:style-name="Internet_20_link" text:visited-style-name="Visited_20_Internet_20_Link">ag.datsik@gmail.com</text:a></text:p>
      <text:p text:style-name="P1">https://t.me/Dacent_Fendrik</text:p>
      <text:p text:style-name="Standard"><text:a xlink:type="simple" xlink:href="https://github.com/0Fendrik" text:style-name="Internet_20_link" text:visited-style-name="Visited_20_Internet_20_Link">https://github.com/0Fendrik</text:a></text:p>
      <text:p text:style-name="Standard">Location: Minsk, Belarus</text:p>
      <text:p text:style-name="Standard"/>
      <text:p text:style-name="P3">EDUCATION</text:p>
      <text:p text:style-name="Standard">● Bachelor of Science – Applied Mathematics</text:p>
      <text:p text:style-name="Standard">AUG 2022 - JUN 2026</text:p>
      <text:p text:style-name="Standard">Faculty of Applied Mathematics and Computer Science, Belarussian State University, Minsk,</text:p>
      <text:p text:style-name="Standard">Belarus</text:p>
      <text:p text:style-name="Standard">Main courses:</text:p>
      <text:p text:style-name="Standard">- Algorithms and Data Structures</text:p>
      <text:p text:style-name="Standard">- Theory of Probability</text:p>
      <text:p text:style-name="Standard">- Geometry and Algebra</text:p>
      <text:p text:style-name="Standard">- Mathematical Analysis</text:p>
      <text:p text:style-name="Standard">- Computer Science (C++, Java)</text:p>
      <text:p text:style-name="Standard">- Discrete Mathematics and Mathematical Logic</text:p>
      <text:p text:style-name="Standard"/>
      <text:p text:style-name="P3">TECHNICAL SKILLS</text:p>
      <text:p text:style-name="Standard">С++: OOP, WinAPI</text:p>
      <text:p text:style-name="Standard">SQL: MySQL, SQLite</text:p>
      <text:p text:style-name="P5">JavaScript: OOP</text:p>
      <text:p text:style-name="P1">PHP: OOP</text:p>
      <text:p text:style-name="Standard"/>
      <text:p text:style-name="Standard"/>
      <text:p text:style-name="P3">LANGUAGES</text:p>
      <text:p text:style-name="Standard">English - Beginner </text:p>
      <text:p text:style-name="Standard">Russian - Native</text:p>
      <text:p text:style-name="Standard"/>
      <text:p text:style-name="P3">ADDITIONAL</text:p>
      <text:p text:style-name="Standard">He participated in Olympiads on sports programming.<text:span text:style-name="T2"> </text:span><text:span text:style-name="T3">I</text:span><text:span text:style-name="T2"> </text:span>completed military service in the internal troops of the Republic of Belaru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08:23:35.236000000</meta:creation-date>
    <dc:date>2024-03-04T09:01:17.195000000</dc:date>
    <meta:editing-duration>PT24M4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9" meta:word-count="105" meta:character-count="765" meta:non-whitespace-character-count="687"/>
  </office:meta>
</office:document-meta>
</file>